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07. Actividades evaluables 02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8iqjrcpfe8ob" text:style-name="Index_20_Link" text:visited-style-name="Index_20_Link"><text:span text:style-name="T18">3. Actividad 01</text:span></text:a><text:span text:style-name="T18"><text:tab/>3</text:span></text:p>
          <text:p text:style-name="P14"><text:a xlink:type="simple" xlink:href="#_7sj3mdof9442" text:style-name="Index_20_Link" text:visited-style-name="Index_20_Link"><text:span text:style-name="T18">4. Actividad 02</text:span></text:a><text:span text:style-name="T18"><text:tab/>3</text:span></text:p>
          <text:p text:style-name="P15"><text:a xlink:type="simple" xlink:href="#_ti3i7i5eioz" text:style-name="Index_20_Link" text:visited-style-name="Index_20_Link"><text:span text:style-name="T18">5. Actividad 03</text:span></text:a><text:span text:style-name="T18"><text:tab/>3</text:span></text:p>
        </text:index-body>
      </text:table-of-content>
      <text:p text:style-name="P17"/>
      <text:p text:style-name="P18"/>
      <text:p text:style-name="P18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5">UD07. Actividades evaluables 02</text:span></text:p>
      <text:list xml:id="list566443127" text:style-name="WWNum1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19">Viernes 10 de febrero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45035482629963" text:continue-numbering="true" text:style-name="WWNum1">
        <text:list-item>
          <text:p text:style-name="P27"><text:bookmark text:name="_9maybllx2a09"/><text:soft-page-break/>Observaciones previas a la realización de tareas evaluables</text:p>
        </text:list-item>
      </text:list>
      <text:p text:style-name="P16">Para la entrega se requiere entregar varios ficheros, entrégalos comprimido en un único fichero con extensión “.zip”.</text:p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45036768751027" text:continue-numbering="true" text:style-name="WWNum1">
        <text:list-item>
          <text:p text:style-name="P26"><text:bookmark text:name="_8iqjrcpfe8ob"/>Actividad 01</text:p>
        </text:list-item>
      </text:list>
      <text:p text:style-name="Standard">Siguiendo el curso de <text:span text:style-name="T10">Shotcut</text:span> de la comunidad <text:a xlink:type="simple" xlink:href="https://shotcutvideo.com/" text:style-name="ListLabel_20_1" text:visited-style-name="ListLabel_20_1"><text:span text:style-name="T20">https://shotcutvideo.com/</text:span></text:a> disponible en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 debemos llevar a cabo el primer proyecto, disponible en <text:a xlink:type="simple" xlink:href="https://youtu.be/Map25uvZQvI" text:style-name="ListLabel_20_1" text:visited-style-name="ListLabel_20_1"><text:span text:style-name="T20">https://youtu.be/Map25uvZQvI</text:span></text:a> (también <text:s/>disponible en Aules).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  <text:list xml:id="list45034947783564" text:continue-numbering="true" text:style-name="WWNum1">
        <text:list-item>
          <text:p text:style-name="P26"><text:bookmark text:name="_7sj3mdof9442"/>Actividad 02</text:p>
        </text:list-item>
      </text:list>
      <text:p text:style-name="Standard">Siguiendo el curso de <text:span text:style-name="T10">Shotcut</text:span> de la comunidad <text:a xlink:type="simple" xlink:href="https://shotcutvideo.com/" text:style-name="ListLabel_20_1" text:visited-style-name="ListLabel_20_1"><text:span text:style-name="T20">https://shotcutvideo.com/</text:span></text:a> disponible en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 debemos llevar a cabo el segundo proyecto, disponible en <text:a xlink:type="simple" xlink:href="https://youtu.be/X701in1yofw" text:style-name="ListLabel_20_1" text:visited-style-name="ListLabel_20_1"><text:span text:style-name="T20">https://youtu.be/X701in1yofw</text:span></text:a> (también <text:s/>disponible en Aules).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  <text:list xml:id="list45036167859290" text:continue-numbering="true" text:style-name="WWNum1">
        <text:list-item>
          <text:p text:style-name="P26"><text:bookmark text:name="_ti3i7i5eioz"/>Actividad 03</text:p>
        </text:list-item>
      </text:list>
      <text:p text:style-name="Standard">Siguiendo el curso de <text:span text:style-name="T10">Shotcut</text:span> de la comunidad <text:a xlink:type="simple" xlink:href="https://shotcutvideo.com/" text:style-name="ListLabel_20_1" text:visited-style-name="ListLabel_20_1"><text:span text:style-name="T20">https://shotcutvideo.com/</text:span></text:a> disponible en <text:a xlink:type="simple" xlink:href="https://www.youtube.com/playlist?list=PLftz0xu7BpyT_pcSWGNSWux5sV_VZ3zQ2" text:style-name="ListLabel_20_1" text:visited-style-name="ListLabel_20_1"><text:span text:style-name="T20">https://www.youtube.com/playlist?list=PLftz0xu7BpyT_pcSWGNSWux5sV_VZ3zQ2</text:span></text:a> debemos llevar a cabo el tercer proyecto, disponible en <text:a xlink:type="simple" xlink:href="https://youtu.be/d1R0gf5SIYw" text:style-name="ListLabel_20_1" text:visited-style-name="ListLabel_20_1"><text:span text:style-name="T20">https://youtu.be/d1R0gf5SIYw</text:span></text:a> (también <text:s/>disponible en Aules).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7. Actividades evaluables 02</text:span></text:p>
      </style:header>
      <style:footer>
        <text:p text:style-name="MP4"><text:span text:style-name="MT1">Aplicaciones Ofimáticas (Office Applications)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8" meta:word-count="387" meta:character-count="2726" meta:non-whitespace-character-count="2365"/>
    <meta:generator>LibreOfficeDev/6.0.5.2$Linux_X86_64 LibreOffice_project/</meta:generator>
  </office:meta>
</office:document-meta>
</file>